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E2F90ACC391025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18cm, 8.565cm, 21.259cm, 5.5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cm" svg:height="23.589cm" svg:x="0.991cm" svg:y="2.391cm">
          <draw:image xlink:href="Pictures/10000000000005E8000007E0DE2F90ACC391025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8T17:00:03.017293509</dc:date>
    <meta:editing-duration>PT3M31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